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ourier New" svg:font-family="'Courier New'" style:font-family-generic="modern"/>
    <style:font-face style:name="Arial2" svg:font-family="Arial" style:font-pitch="variable"/>
    <style:font-face style:name="HG Mincho Light J" svg:font-family="'HG Mincho Light J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 style:master-page-name="Standard">
      <style:text-properties style:font-name="Arial" fo:font-size="8pt" fo:font-weight="bold" style:font-size-asian="8pt" style:font-weight-asian="bold"/>
    </style:style>
    <style:style style:name="P2" style:family="paragraph" style:parent-style-name="Heading_20_1">
      <style:text-properties fo:color="#000000" style:font-name-complex="Arial" style:font-size-complex="12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fo:color="#000000" style:font-name="Verdana" fo:font-size="10pt" style:font-size-asian="10pt" style:font-name-complex="Arial" style:font-size-complex="10pt"/>
    </style:style>
    <style:style style:name="P6" style:family="paragraph" style:parent-style-name="Standard">
      <style:text-properties style:font-name="Verdana" fo:font-size="10pt" style:font-size-asian="10pt" style:font-size-complex="10pt"/>
    </style:style>
    <style:style style:name="P7" style:family="paragraph" style:parent-style-name="Standard">
      <style:text-properties fo:color="#000000" style:font-name="Verdana" fo:font-size="10pt" style:font-size-asian="10pt" style:font-size-complex="10pt"/>
    </style:style>
    <style:style style:name="P8" style:family="paragraph" style:parent-style-name="Standard">
      <style:text-properties style:font-name="Arial" fo:font-size="10pt" style:font-size-asian="10pt" style:font-name-complex="Arial"/>
    </style:style>
    <style:style style:name="P9" style:family="paragraph" style:parent-style-name="Heading_20_4">
      <style:text-properties fo:font-size="10pt" style:font-size-asian="10pt"/>
    </style:style>
    <style:style style:name="P10" style:family="paragraph" style:parent-style-name="Heading_20_4">
      <style:text-properties fo:font-size="10pt" style:font-size-asian="10pt" style:font-weight-complex="normal"/>
    </style:style>
    <style:style style:name="P11" style:family="paragraph" style:parent-style-name="Heading_20_4">
      <style:text-properties style:font-name="Verdana" fo:font-size="10pt" style:font-size-asian="10pt"/>
    </style:style>
    <style:style style:name="P12" style:family="paragraph" style:parent-style-name="Heading_20_4">
      <style:text-properties style:font-name="Verdana" fo:font-size="10pt" fo:font-weight="normal" style:font-size-asian="10pt" style:font-weight-asian="normal"/>
    </style:style>
    <style:style style:name="P13" style:family="paragraph" style:parent-style-name="Standard">
      <style:text-properties style:font-name="Verdana" fo:font-size="10pt" fo:font-weight="bold" style:font-size-asian="10pt" style:font-weight-asian="bold" style:font-name-complex="Arial"/>
    </style:style>
    <style:style style:name="P14" style:family="paragraph" style:parent-style-name="Standard">
      <style:text-properties style:font-name="Verdana" fo:font-size="10pt" style:font-size-asian="10pt" style:font-name-complex="Arial"/>
    </style:style>
    <style:style style:name="P15" style:family="paragraph" style:parent-style-name="Standard">
      <style:text-properties fo:color="#303030" style:font-name="Arial1" fo:font-size="8.25pt" fo:font-weight="bold" style:font-size-asian="10pt" style:font-weight-asian="bold" style:font-name-complex="Arial"/>
    </style:style>
    <style:style style:name="P16" style:family="paragraph" style:parent-style-name="Standard"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text-properties style:font-name="Verdana" fo:font-size="10pt" style:font-size-asian="10pt"/>
    </style:style>
    <style:style style:name="P19" style:family="paragraph" style:parent-style-name="Standard">
      <style:text-properties style:font-name="Verdana" fo:font-size="10pt" fo:language="es" fo:country="ES" fo:font-weight="normal" style:font-size-asian="10pt" style:font-weight-asian="normal" style:font-name-complex="Arial" style:font-weight-complex="normal"/>
    </style:style>
    <style:style style:name="P20" style:family="paragraph" style:parent-style-name="Standard">
      <style:text-properties style:font-name="Verdana" fo:font-size="10pt" fo:language="es" fo:country="ES" fo:font-weight="bold" style:font-size-asian="10pt" style:font-weight-asian="bold" style:font-name-complex="Arial"/>
    </style:style>
    <style:style style:name="P21" style:family="paragraph" style:parent-style-name="Standard">
      <style:text-properties style:font-name="Verdana" fo:font-size="10pt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text-properties style:font-name="Verdana" fo:font-size="10pt" fo:font-style="italic" fo:font-weight="bold" style:font-size-asian="10pt" style:font-style-asian="italic" style:font-weight-asian="bold" style:font-name-complex="Arial"/>
    </style:style>
    <style:style style:name="P23" style:family="paragraph" style:parent-style-name="Standard"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T1" style:family="text">
      <style:text-properties fo:font-weight="bold" style:font-weight-asian="bold" style:font-name-complex="Arial"/>
    </style:style>
    <style:style style:name="T2" style:family="text">
      <style:text-properties fo:color="#000000" fo:language="es" fo:country="ES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7"/></text:p>
      <text:p text:style-name="P2">Programació amb sistemes LAMP (Linux, Apache, Mysql i PHP)</text:p>
      <text:p text:style-name="P3"/>
      <text:p text:style-name="P4">Objectius</text:p>
      <text:p text:style-name="P4"/>
      <text:p text:style-name="P5">Planificar, dissenyar, instal·lar i administrar una plataforma LAMP.</text:p>
      <text:p text:style-name="P5">Conèixer els conceptes principals de la sintaxi del llenguatge de programació PHP.</text:p>
      <text:p text:style-name="P5">Aprendre els fonaments de programació orientada a objectes i de programació de base de dades amb PHP.</text:p>
      <text:p text:style-name="P5">Comprendre els conceptes i conèixer les eines <text:s/>de desenvolupament d'aplicacions web de 3 capes. </text:p>
      <text:p text:style-name="P6">Entendre els concepte de separació en capes i conèixer els patrons de disseny d'aplicacions web.</text:p>
      <text:p text:style-name="P6">Utilitzar els frameworks existents que ens faciliten l'aplicació dels patrons de disseny d'aplicacions web.</text:p>
      <text:p text:style-name="P7">Conèixer les bases de la seguretat en sistemes LAMP.</text:p>
      <text:p text:style-name="P8"/>
      <text:p text:style-name="P9">Continguts</text:p>
      <text:p text:style-name="Standard"/>
      <text:p text:style-name="P6">Introducció a l'entorn LAMP. Planificació, disseny e instal·lació d'un sistema LAMP.</text:p>
      <text:p text:style-name="P6"><text:s text:c="8"/>Instal·lació d'Apache i PHP en sistemes operatius GNU/Linux.</text:p>
      <text:p text:style-name="P6"><text:s text:c="8"/>Instal·lació en mòdul versus CGI.</text:p>
      <text:p text:style-name="P6"><text:s text:c="8"/>Instal·lació Mysql.</text:p>
      <text:p text:style-name="P6"><text:s text:c="8"/>Diferencies entre distribucions GNU/Linux.</text:p>
      <text:p text:style-name="P6"/>
      <text:p text:style-name="P6">Administració d'un sistema LAMP</text:p>
      <text:p text:style-name="P6"><text:s text:c="7"/>Administració de Mysql. Arquitectura. Gestió amb línia de comandes i eines <text:s text:c="2"/></text:p>
      <text:p text:style-name="P6"><text:s text:c="7"/>d'administració (PHPMyAdmin).<text:tab/> <text:s text:c="7"/></text:p>
      <text:p text:style-name="P6"><text:s text:c="7"/>Configuració avançada d'Apache i PHP.</text:p>
      <text:p text:style-name="P6"><text:s text:c="7"/>Gestió de la seguretat. Backups. <text:s text:c="6"/></text:p>
      <text:p text:style-name="P6"/>
      <text:p text:style-name="P6">Eines pel desenvolupament de plataformes LAMP</text:p>
      <text:p text:style-name="P6"><text:s text:c="8"/>Eclipse. [TODO Escollir els plugins)<text:tab/><text:tab/></text:p>
      <text:p text:style-name="P6"/>
      <text:p text:style-name="P6">Sintaxi de PHP</text:p>
      <text:p text:style-name="P6"><text:s text:c="8"/>Estructures de control i funcions</text:p>
      <text:p text:style-name="P6"><text:s text:c="8"/>Arrays</text:p>
      <text:p text:style-name="P6"><text:s text:c="8"/>Orientació a objectes</text:p>
      <text:p text:style-name="P6"><text:s text:c="8"/>Formularis, superglobals, sessions i cookies.</text:p>
      <text:p text:style-name="P6"/>
      <text:p text:style-name="P6">Les llibreries PEAR</text:p>
      <text:p text:style-name="P6"><text:s text:c="8"/>Instal·lació i actualització</text:p>
      <text:p text:style-name="P6"><text:s text:c="8"/>El paquet DB (accés a Bases de dades)</text:p>
      <text:p text:style-name="P6"><text:s text:c="8"/>El paquet Auth</text:p>
      <text:p text:style-name="P6"/>
      <text:p text:style-name="P6">Disseny d'aplicacions web amb PHP</text:p>
      <text:p text:style-name="P6"><text:s text:c="8"/></text:p>
      <text:p text:style-name="P6"><text:s text:c="8"/>Separació en capes, patrons de disseny d'aplicacions web (Patró controlador i patró <text:s text:c="2"/></text:p>
      <text:p text:style-name="P6"><text:s text:c="8"/>MVC)</text:p>
      <text:p text:style-name="P6"><text:s text:c="8"/>Utilització de Frameworks.</text:p>
      <text:p text:style-name="P6"><text:s text:c="8"/>Smarty</text:p>
      <text:p text:style-name="P6"><text:s text:c="8"/>PHPDoc</text:p>
      <text:p text:style-name="P10"/>
      <text:p text:style-name="P11">Destinataris</text:p>
      <text:p text:style-name="P12">Professorat de formació professional específica, que imparteix o ha d'impartir cicles formatius de grau mitjà o superior.</text:p>
      <text:p text:style-name="P13"/>
      <text:p text:style-name="P13"><text:bookmark-end text:name="OLE_LINK7"/>Dates i horari</text:p>
      <text:p text:style-name="P14"/>
      <text:p text:style-name="P14">10 sessions de 5 hores</text:p>
      <text:p text:style-name="P14"/>
      <text:p text:style-name="P13">Metodologia </text:p>
      <text:p text:style-name="P15"/>
      <text:p text:style-name="P16">Metodologia activa-participativa. Treball transversal.</text:p>
      <text:p text:style-name="P16"/>
      <text:p text:style-name="P17">Avaluació</text:p>
      <text:p text:style-name="P13"/>
      <text:p text:style-name="P16">L'avaluació dels assistents es farà en funció d'activitats presencials.</text:p>
      <text:p text:style-name="P13"/>
      <text:p text:style-name="P18"><text:span text:style-name="T1">Lloc </text:span><text:span text:style-name="T2"><text:s/></text:span></text:p>
      <text:p text:style-name="P19">---</text:p>
      <text:p text:style-name="P20"/>
      <text:p text:style-name="P13">Professors <text:s/></text:p>
      <text:p text:style-name="P21"/>
      <text:p text:style-name="P22"/>
      <text:p text:style-name="P13">Coordinador</text:p>
      <text:p text:style-name="P13"/>
      <text:p text:style-name="P23">Jordi Bofill Puig</text:p>
      <text:p text:style-name="P13"/>
      <text:p text:style-name="P15"/>
      <text:p text:style-name="P15"/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ourier New" svg:font-family="'Courier New'" style:font-family-generic="modern"/>
    <style:font-face style:name="Arial2" svg:font-family="Arial" style:font-pitch="variable"/>
    <style:font-face style:name="HG Mincho Light J" svg:font-family="'HG Mincho Light J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2" style:font-size-asian="12pt" style:language-asian="none" style:country-asian="none" style:font-name-complex="Arial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2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color="#006633" style:font-name="Arial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fo:font-size="8pt" fo:font-weight="bold" style:font-size-asian="8pt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weight="bold" style:font-weight-asian="bold" style:font-name-complex="Arial" style:font-size-complex="10pt" style:font-weight-complex="bold"/>
    </style:style>
    <style:style style:name="Texto_20_independiente_20_2" style:display-name="Texto independiente 2" style:family="paragraph" style:parent-style-name="Standard">
      <style:paragraph-properties fo:margin-top="0cm" fo:margin-bottom="0.212cm" fo:line-height="200%"/>
      <style:text-properties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  <style:text-properties fo:language="es" fo:country="ES"/>
    </style:style>
    <style:style style:name="WW8Num1z0" style:family="text">
      <style:text-properties style:font-name="Verdana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Verdana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Verdana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Verdana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font1" style:family="text" style:parent-style-name="Fuente_20_de_20_párrafo_20_predeter.">
      <style:text-properties fo:color="#335c85" style:text-line-through-style="none" style:font-name="Arial" fo:font-size="10pt" style:text-underline-style="none" style:font-size-asian="10pt" style:font-name-complex="Arial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2.223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033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843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2z1" style:num-suffix="." text:bullet-char="o">
        <style:list-level-properties text:space-before="2.223cm" text:min-label-width="0.635c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033cm" text:min-label-width="0.635c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843cm" text:min-label-width="0.635c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2.223cm" text:min-label-width="0.635c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033cm" text:min-label-width="0.635c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843cm" text:min-label-width="0.635c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min-label-width="0.199cm"/>
        <style:text-properties style:font-name="Verdana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dc:title>2) Jordi Campos Miralles i Ramón Navarro Bosch han proposat el </dc:title>
    <meta:initial-creator>UPCnet</meta:initial-creator>
    <meta:creation-date>2005-10-05T14:52:00</meta:creation-date>
    <dc:date>2006-04-26T16:17:02</dc:date>
    <dc:language>ca-ES</dc:language>
    <meta:editing-cycles>29</meta:editing-cycles>
    <meta:editing-duration>PT3H32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1" meta:word-count="275" meta:character-count="2136"/>
  </office:meta>
</office:document-meta>
</file>